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08f6" officeooo:paragraph-rsid="001408f6"/>
    </style:style>
    <style:style style:name="T1" style:family="text">
      <style:text-properties officeooo:rsid="001519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ipi <text:span text:style-name="T1">pipi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21:30:57.758422500</meta:creation-date>
    <dc:date>2025-11-02T21:32:30.142820000</dc:date>
    <meta:editing-duration>PT1M32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